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/>
    <style:style style:name="ce4" style:family="table-cell" style:parent-style-name="Default" style:data-style-name="N5"/>
    <style:style style:name="ce5" style:family="table-cell" style:parent-style-name="Defaul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4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ois 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intérêt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00" calcext:value-type="float">
            <text:p>400000</text:p>
          </table:table-cell>
          <table:table-cell table:formula="of:=[.B2]*2%/12" office:value-type="float" office:value="666.666666666667" calcext:value-type="float">
            <text:p>666,67</text:p>
          </table:table-cell>
          <table:table-cell/>
          <table:table-cell table:style-name="ce5" office:value-type="string" calcext:value-type="string">
            <text:p>A la fin de l'année 1 les intérêts annuels sont de : 7712.0 euros</text:p>
          </table:table-cell>
          <table:table-cell table:style-name="ce5" table:number-columns-repeated="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400000-1200" office:value-type="float" office:value="398800" calcext:value-type="float">
            <text:p>398800</text:p>
          </table:table-cell>
          <table:table-cell table:formula="of:=[.B3]*2%/12" office:value-type="float" office:value="664.666666666667" calcext:value-type="float">
            <text:p>664,67</text:p>
          </table:table-cell>
          <table:table-cell/>
          <table:table-cell table:style-name="ce5" office:value-type="string" calcext:value-type="string">
            <text:p>A la fin de l'année 2 les intérêts annuels sont de : 7578.24 euros</text:p>
          </table:table-cell>
          <table:table-cell table:style-name="ce5" table:number-columns-repeated="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-1200" office:value-type="float" office:value="397600" calcext:value-type="float">
            <text:p>397600</text:p>
          </table:table-cell>
          <table:table-cell table:formula="of:=[.B4]*2%/12" office:value-type="float" office:value="662.666666666667" calcext:value-type="float">
            <text:p>662,67</text:p>
          </table:table-cell>
          <table:table-cell/>
          <table:table-cell table:style-name="ce5" office:value-type="string" calcext:value-type="string">
            <text:p>A la fin de l'année 3 les intérêts annuels sont de : 7441.8 euros</text:p>
          </table:table-cell>
          <table:table-cell table:style-name="ce5" table:number-columns-repeated="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-1200" office:value-type="float" office:value="396400" calcext:value-type="float">
            <text:p>396400</text:p>
          </table:table-cell>
          <table:table-cell table:formula="of:=[.B5]*2%/12" office:value-type="float" office:value="660.666666666667" calcext:value-type="float">
            <text:p>660,67</text:p>
          </table:table-cell>
          <table:table-cell/>
          <table:table-cell table:style-name="ce5" office:value-type="string" calcext:value-type="string">
            <text:p>A la fin de l'année 4 les intérêts annuels sont de : 7302.64 euros</text:p>
          </table:table-cell>
          <table:table-cell table:style-name="ce5" table:number-columns-repeated="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-1200" office:value-type="float" office:value="395200" calcext:value-type="float">
            <text:p>395200</text:p>
          </table:table-cell>
          <table:table-cell table:formula="of:=[.B6]*2%/12" office:value-type="float" office:value="658.666666666667" calcext:value-type="float">
            <text:p>658,67</text:p>
          </table:table-cell>
          <table:table-cell/>
          <table:table-cell table:style-name="ce5" office:value-type="string" calcext:value-type="string">
            <text:p>A la fin de l'année 5 les intérêts annuels sont de : 7160.69 euros</text:p>
          </table:table-cell>
          <table:table-cell table:style-name="ce5" table:number-columns-repeated="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-1200" office:value-type="float" office:value="394000" calcext:value-type="float">
            <text:p>394000</text:p>
          </table:table-cell>
          <table:table-cell table:formula="of:=[.B7]*2%/12" office:value-type="float" office:value="656.666666666667" calcext:value-type="float">
            <text:p>656,67</text:p>
          </table:table-cell>
          <table:table-cell/>
          <table:table-cell table:style-name="ce5" office:value-type="string" calcext:value-type="string">
            <text:p>A la fin de l'année 6 les intérêts annuels sont de : 7015.91 euros</text:p>
          </table:table-cell>
          <table:table-cell table:style-name="ce5" table:number-columns-repeated="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-1200" office:value-type="float" office:value="392800" calcext:value-type="float">
            <text:p>392800</text:p>
          </table:table-cell>
          <table:table-cell table:formula="of:=[.B8]*2%/12" office:value-type="float" office:value="654.666666666667" calcext:value-type="float">
            <text:p>654,67</text:p>
          </table:table-cell>
          <table:table-cell/>
          <table:table-cell table:style-name="ce5" office:value-type="string" calcext:value-type="string">
            <text:p>A la fin de l'année 7 les intérêts annuels sont de : 6868.23 euros</text:p>
          </table:table-cell>
          <table:table-cell table:style-name="ce5" table:number-columns-repeated="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-1200" office:value-type="float" office:value="391600" calcext:value-type="float">
            <text:p>391600</text:p>
          </table:table-cell>
          <table:table-cell table:formula="of:=[.B9]*2%/12" office:value-type="float" office:value="652.666666666667" calcext:value-type="float">
            <text:p>652,67</text:p>
          </table:table-cell>
          <table:table-cell/>
          <table:table-cell table:style-name="ce5" office:value-type="string" calcext:value-type="string">
            <text:p>A la fin de l'année 8 les intérêts annuels sont de : 6717.59 euros</text:p>
          </table:table-cell>
          <table:table-cell table:style-name="ce5" table:number-columns-repeated="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-1200" office:value-type="float" office:value="390400" calcext:value-type="float">
            <text:p>390400</text:p>
          </table:table-cell>
          <table:table-cell table:formula="of:=[.B10]*2%/12" office:value-type="float" office:value="650.666666666667" calcext:value-type="float">
            <text:p>650,67</text:p>
          </table:table-cell>
          <table:table-cell/>
          <table:table-cell table:style-name="ce5" office:value-type="string" calcext:value-type="string">
            <text:p>A la fin de l'année 9 les intérêts annuels sont de : 6563.94 euros</text:p>
          </table:table-cell>
          <table:table-cell table:style-name="ce5" table:number-columns-repeated="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-1200" office:value-type="float" office:value="389200" calcext:value-type="float">
            <text:p>389200</text:p>
          </table:table-cell>
          <table:table-cell table:formula="of:=[.B11]*2%/12" office:value-type="float" office:value="648.666666666667" calcext:value-type="float">
            <text:p>648,67</text:p>
          </table:table-cell>
          <table:table-cell/>
          <table:table-cell table:style-name="ce5" office:value-type="string" calcext:value-type="string">
            <text:p>A la fin de l'année 10 les intérêts annuels sont de : 6407.22 euros</text:p>
          </table:table-cell>
          <table:table-cell table:style-name="ce5" table:number-columns-repeated="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-1200" office:value-type="float" office:value="388000" calcext:value-type="float">
            <text:p>388000</text:p>
          </table:table-cell>
          <table:table-cell table:formula="of:=[.B12]*2%/12" office:value-type="float" office:value="646.666666666667" calcext:value-type="float">
            <text:p>646,67</text:p>
          </table:table-cell>
          <table:table-cell/>
          <table:table-cell table:style-name="ce5" office:value-type="string" calcext:value-type="string">
            <text:p>A la fin de l'année 11 les intérêts annuels sont de : 6247.37 euros</text:p>
          </table:table-cell>
          <table:table-cell table:style-name="ce5" table:number-columns-repeated="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-1200" office:value-type="float" office:value="386800" calcext:value-type="float">
            <text:p>386800</text:p>
          </table:table-cell>
          <table:table-cell table:formula="of:=[.B13]*2%/12" office:value-type="float" office:value="644.666666666667" calcext:value-type="float">
            <text:p>644,67</text:p>
          </table:table-cell>
          <table:table-cell/>
          <table:table-cell table:style-name="ce5" office:value-type="string" calcext:value-type="string">
            <text:p>A la fin de l'année 12 les intérêts annuels sont de : 6084.31 euros</text:p>
          </table:table-cell>
          <table:table-cell table:style-name="ce5" table:number-columns-repeated="4"/>
        </table:table-row>
        <table:table-row table:style-name="ro1">
          <table:table-cell office:value-type="string" calcext:value-type="string">
            <text:p>Total an 1</text:p>
          </table:table-cell>
          <table:table-cell table:number-columns-repeated="2"/>
          <table:table-cell table:formula="of:=SUM([.C2:.C13])" office:value-type="float" office:value="7868" calcext:value-type="float">
            <text:p>7 868,00</text:p>
          </table:table-cell>
          <table:table-cell table:style-name="ce5" office:value-type="string" calcext:value-type="string">
            <text:p>A la fin de l'année 13 les intérêts annuels sont de : 5918.0 euros</text:p>
          </table:table-cell>
          <table:table-cell table:style-name="ce5" table:number-columns-repeated="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-1200" office:value-type="float" office:value="385600" calcext:value-type="float">
            <text:p>385600</text:p>
          </table:table-cell>
          <table:table-cell table:formula="of:=[.B15]*2%/12" office:value-type="float" office:value="642.666666666667" calcext:value-type="float">
            <text:p>642,67</text:p>
          </table:table-cell>
          <table:table-cell/>
          <table:table-cell table:style-name="ce5" office:value-type="string" calcext:value-type="string">
            <text:p>A la fin de l'année 14 les intérêts annuels sont de : 5748.36 euros</text:p>
          </table:table-cell>
          <table:table-cell table:style-name="ce5" table:number-columns-repeated="4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-1200" office:value-type="float" office:value="384400" calcext:value-type="float">
            <text:p>384400</text:p>
          </table:table-cell>
          <table:table-cell table:formula="of:=[.B16]*2%/12" office:value-type="float" office:value="640.666666666667" calcext:value-type="float">
            <text:p>640,67</text:p>
          </table:table-cell>
          <table:table-cell/>
          <table:table-cell table:style-name="ce5" office:value-type="string" calcext:value-type="string">
            <text:p>A la fin de l'année 15 les intérêts annuels sont de : 5575.33 euros</text:p>
          </table:table-cell>
          <table:table-cell table:style-name="ce5" table:number-columns-repeated="4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-1200" office:value-type="float" office:value="383200" calcext:value-type="float">
            <text:p>383200</text:p>
          </table:table-cell>
          <table:table-cell table:formula="of:=[.B17]*2%/12" office:value-type="float" office:value="638.666666666667" calcext:value-type="float">
            <text:p>638,67</text:p>
          </table:table-cell>
          <table:table-cell/>
          <table:table-cell table:style-name="ce5" office:value-type="string" calcext:value-type="string">
            <text:p>A la fin de l'année 16 les intérêts annuels sont de : 5398.83 euros</text:p>
          </table:table-cell>
          <table:table-cell table:style-name="ce5" table:number-columns-repeated="4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-1200" office:value-type="float" office:value="382000" calcext:value-type="float">
            <text:p>382000</text:p>
          </table:table-cell>
          <table:table-cell table:formula="of:=[.B18]*2%/12" office:value-type="float" office:value="636.666666666667" calcext:value-type="float">
            <text:p>636,67</text:p>
          </table:table-cell>
          <table:table-cell/>
          <table:table-cell table:style-name="ce5" office:value-type="string" calcext:value-type="string">
            <text:p>A la fin de l'année 17 les intérêts annuels sont de : 5218.81 euros</text:p>
          </table:table-cell>
          <table:table-cell table:style-name="ce5" table:number-columns-repeated="4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-1200" office:value-type="float" office:value="380800" calcext:value-type="float">
            <text:p>380800</text:p>
          </table:table-cell>
          <table:table-cell table:formula="of:=[.B19]*2%/12" office:value-type="float" office:value="634.666666666667" calcext:value-type="float">
            <text:p>634,67</text:p>
          </table:table-cell>
          <table:table-cell/>
          <table:table-cell table:style-name="ce5" office:value-type="string" calcext:value-type="string">
            <text:p>A la fin de l'année 18 les intérêts annuels sont de : 5035.19 euros</text:p>
          </table:table-cell>
          <table:table-cell table:style-name="ce5" table:number-columns-repeated="4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-1200" office:value-type="float" office:value="379600" calcext:value-type="float">
            <text:p>379600</text:p>
          </table:table-cell>
          <table:table-cell table:formula="of:=[.B20]*2%/12" office:value-type="float" office:value="632.666666666667" calcext:value-type="float">
            <text:p>632,67</text:p>
          </table:table-cell>
          <table:table-cell/>
          <table:table-cell table:style-name="ce5" office:value-type="string" calcext:value-type="string">
            <text:p>A la fin de l'année 19 les intérêts annuels sont de : 4847.89 euros</text:p>
          </table:table-cell>
          <table:table-cell table:style-name="ce5" table:number-columns-repeated="4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-1200" office:value-type="float" office:value="378400" calcext:value-type="float">
            <text:p>378400</text:p>
          </table:table-cell>
          <table:table-cell table:formula="of:=[.B21]*2%/12" office:value-type="float" office:value="630.666666666667" calcext:value-type="float">
            <text:p>630,67</text:p>
          </table:table-cell>
          <table:table-cell/>
          <table:table-cell table:style-name="ce5" office:value-type="string" calcext:value-type="string">
            <text:p>A la fin de l'année 20 les intérêts annuels sont de : 4656.85 euros</text:p>
          </table:table-cell>
          <table:table-cell table:style-name="ce5" table:number-columns-repeated="4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-1200" office:value-type="float" office:value="377200" calcext:value-type="float">
            <text:p>377200</text:p>
          </table:table-cell>
          <table:table-cell table:formula="of:=[.B22]*2%/12" office:value-type="float" office:value="628.666666666667" calcext:value-type="float">
            <text:p>628,67</text:p>
          </table:table-cell>
          <table:table-cell/>
          <table:table-cell table:style-name="ce5" office:value-type="string" calcext:value-type="string">
            <text:p>A la fin de l'année 21 les intérêts annuels sont de : 4461.98 euros</text:p>
          </table:table-cell>
          <table:table-cell table:style-name="ce5" table:number-columns-repeated="4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-1200" office:value-type="float" office:value="376000" calcext:value-type="float">
            <text:p>376000</text:p>
          </table:table-cell>
          <table:table-cell table:formula="of:=[.B23]*2%/12" office:value-type="float" office:value="626.666666666667" calcext:value-type="float">
            <text:p>626,67</text:p>
          </table:table-cell>
          <table:table-cell/>
          <table:table-cell table:style-name="ce5" office:value-type="string" calcext:value-type="string">
            <text:p>A la fin de l'année 22 les intérêts annuels sont de : 4263.22 euros</text:p>
          </table:table-cell>
          <table:table-cell table:style-name="ce5" table:number-columns-repeated="4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-1200" office:value-type="float" office:value="374800" calcext:value-type="float">
            <text:p>374800</text:p>
          </table:table-cell>
          <table:table-cell table:formula="of:=[.B24]*2%/12" office:value-type="float" office:value="624.666666666667" calcext:value-type="float">
            <text:p>624,67</text:p>
          </table:table-cell>
          <table:table-cell/>
          <table:table-cell table:style-name="ce5" office:value-type="string" calcext:value-type="string">
            <text:p>A la fin de l'année 23 les intérêts annuels sont de : 4060.49 euros</text:p>
          </table:table-cell>
          <table:table-cell table:style-name="ce5" table:number-columns-repeated="4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4]-1200" office:value-type="float" office:value="373600" calcext:value-type="float">
            <text:p>373600</text:p>
          </table:table-cell>
          <table:table-cell table:formula="of:=[.B25]*2%/12" office:value-type="float" office:value="622.666666666667" calcext:value-type="float">
            <text:p>622,67</text:p>
          </table:table-cell>
          <table:table-cell/>
          <table:table-cell table:style-name="ce5" office:value-type="string" calcext:value-type="string">
            <text:p>A la fin de l'année 24 les intérêts annuels sont de : 3853.7 euros</text:p>
          </table:table-cell>
          <table:table-cell table:style-name="ce5" table:number-columns-repeated="4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25]-1200" office:value-type="float" office:value="372400" calcext:value-type="float">
            <text:p>372400</text:p>
          </table:table-cell>
          <table:table-cell table:formula="of:=[.B26]*2%/12" office:value-type="float" office:value="620.666666666667" calcext:value-type="float">
            <text:p>620,67</text:p>
          </table:table-cell>
          <table:table-cell/>
          <table:table-cell table:style-name="ce5" office:value-type="string" calcext:value-type="string">
            <text:p>A la fin de l'année 25 les intérêts annuels sont de : 3642.77 euros</text:p>
          </table:table-cell>
          <table:table-cell table:style-name="ce5" table:number-columns-repeated="4"/>
        </table:table-row>
        <table:table-row table:style-name="ro1">
          <table:table-cell office:value-type="string" calcext:value-type="string">
            <text:p>total an 2</text:p>
          </table:table-cell>
          <table:table-cell table:number-columns-repeated="2"/>
          <table:table-cell table:formula="of:=SUM([.C15:.C26])" office:value-type="float" office:value="7580" calcext:value-type="float">
            <text:p>7 580,00</text:p>
          </table:table-cell>
          <table:table-cell table:style-name="ce5" office:value-type="string" calcext:value-type="string">
            <text:p>A la fin de l'année 26 les intérêts annuels sont de : 3427.63 euros</text:p>
          </table:table-cell>
          <table:table-cell table:style-name="ce5" table:number-columns-repeated="4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style-name="ce1" table:formula="of:=[.B26]+[.D27]" office:value-type="float" office:value="379980" calcext:value-type="float">
            <text:p>379980</text:p>
          </table:table-cell>
          <table:table-cell table:formula="of:=[.B28]*2%/12" office:value-type="float" office:value="633.3" calcext:value-type="float">
            <text:p>633,30</text:p>
          </table:table-cell>
          <table:table-cell/>
          <table:table-cell table:style-name="ce5" office:value-type="string" calcext:value-type="string">
            <text:p>A la fin de l'année 27 les intérêts annuels sont de : 3208.18 euros</text:p>
          </table:table-cell>
          <table:table-cell table:style-name="ce5" table:number-columns-repeated="4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style-name="ce2" table:formula="of:=[.B28]-1200" office:value-type="float" office:value="378780" calcext:value-type="float">
            <text:p>378780</text:p>
          </table:table-cell>
          <table:table-cell table:formula="of:=[.B29]*2%/12" office:value-type="float" office:value="631.3" calcext:value-type="float">
            <text:p>631,30</text:p>
          </table:table-cell>
          <table:table-cell/>
          <table:table-cell table:style-name="ce5" office:value-type="string" calcext:value-type="string">
            <text:p>A la fin de l'année 28 les intérêts annuels sont de : 2984.34 euros</text:p>
          </table:table-cell>
          <table:table-cell table:style-name="ce5" table:number-columns-repeated="4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style-name="ce2" table:formula="of:=[.B29]-1200" office:value-type="float" office:value="377580" calcext:value-type="float">
            <text:p>377580</text:p>
          </table:table-cell>
          <table:table-cell table:formula="of:=[.B30]*2%/12" office:value-type="float" office:value="629.3" calcext:value-type="float">
            <text:p>629,30</text:p>
          </table:table-cell>
          <table:table-cell/>
          <table:table-cell table:style-name="ce5" office:value-type="string" calcext:value-type="string">
            <text:p>A la fin de l'année 29 les intérêts annuels sont de : 2756.03 euros</text:p>
          </table:table-cell>
          <table:table-cell table:style-name="ce5" table:number-columns-repeated="4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style-name="ce2" table:formula="of:=[.B30]-1200" office:value-type="float" office:value="376380" calcext:value-type="float">
            <text:p>376380</text:p>
          </table:table-cell>
          <table:table-cell table:formula="of:=[.B31]*2%/12" office:value-type="float" office:value="627.3" calcext:value-type="float">
            <text:p>627,30</text:p>
          </table:table-cell>
          <table:table-cell/>
          <table:table-cell table:style-name="ce5" office:value-type="string" calcext:value-type="string">
            <text:p>A la fin de l'année 30 les intérêts annuels sont de : 2523.15 euros</text:p>
          </table:table-cell>
          <table:table-cell table:style-name="ce5" table:number-columns-repeated="4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style-name="ce2" table:formula="of:=[.B31]-1200" office:value-type="float" office:value="375180" calcext:value-type="float">
            <text:p>375180</text:p>
          </table:table-cell>
          <table:table-cell table:formula="of:=[.B32]*2%/12" office:value-type="float" office:value="625.3" calcext:value-type="float">
            <text:p>625,30</text:p>
          </table:table-cell>
          <table:table-cell/>
          <table:table-cell table:style-name="ce5" office:value-type="string" calcext:value-type="string">
            <text:p>A la fin de l'année 31 les intérêts annuels sont de : 2285.61 euros</text:p>
          </table:table-cell>
          <table:table-cell table:style-name="ce5" table:number-columns-repeated="4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style-name="ce2" table:formula="of:=[.B32]-1200" office:value-type="float" office:value="373980" calcext:value-type="float">
            <text:p>373980</text:p>
          </table:table-cell>
          <table:table-cell table:formula="of:=[.B33]*2%/12" office:value-type="float" office:value="623.3" calcext:value-type="float">
            <text:p>623,30</text:p>
          </table:table-cell>
          <table:table-cell/>
          <table:table-cell table:style-name="ce5" office:value-type="string" calcext:value-type="string">
            <text:p>A la fin de l'année 32 les intérêts annuels sont de : 2043.33 euros</text:p>
          </table:table-cell>
          <table:table-cell table:style-name="ce5" table:number-columns-repeated="4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style-name="ce2" table:formula="of:=[.B33]-1200" office:value-type="float" office:value="372780" calcext:value-type="float">
            <text:p>372780</text:p>
          </table:table-cell>
          <table:table-cell table:formula="of:=[.B34]*2%/12" office:value-type="float" office:value="621.3" calcext:value-type="float">
            <text:p>621,30</text:p>
          </table:table-cell>
          <table:table-cell/>
          <table:table-cell table:style-name="ce5" office:value-type="string" calcext:value-type="string">
            <text:p>A la fin de l'année 33 les intérêts annuels sont de : 1796.19 euros</text:p>
          </table:table-cell>
          <table:table-cell table:style-name="ce5" table:number-columns-repeated="4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style-name="ce2" table:formula="of:=[.B34]-1200" office:value-type="float" office:value="371580" calcext:value-type="float">
            <text:p>371580</text:p>
          </table:table-cell>
          <table:table-cell table:formula="of:=[.B35]*2%/12" office:value-type="float" office:value="619.3" calcext:value-type="float">
            <text:p>619,30</text:p>
          </table:table-cell>
          <table:table-cell/>
          <table:table-cell table:style-name="ce5" office:value-type="string" calcext:value-type="string">
            <text:p>A la fin de l'année 34 les intérêts annuels sont de : 1544.12 euros</text:p>
          </table:table-cell>
          <table:table-cell table:style-name="ce5" table:number-columns-repeated="4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style-name="ce2" table:formula="of:=[.B35]-1200" office:value-type="float" office:value="370380" calcext:value-type="float">
            <text:p>370380</text:p>
          </table:table-cell>
          <table:table-cell table:formula="of:=[.B36]*2%/12" office:value-type="float" office:value="617.3" calcext:value-type="float">
            <text:p>617,30</text:p>
          </table:table-cell>
          <table:table-cell/>
          <table:table-cell table:style-name="ce5" office:value-type="string" calcext:value-type="string">
            <text:p>A la fin de l'année 35 les intérêts annuels sont de : 1287.0 euros</text:p>
          </table:table-cell>
          <table:table-cell table:style-name="ce5" table:number-columns-repeated="4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style-name="ce2" table:formula="of:=[.B36]-1200" office:value-type="float" office:value="369180" calcext:value-type="float">
            <text:p>369180</text:p>
          </table:table-cell>
          <table:table-cell table:formula="of:=[.B37]*2%/12" office:value-type="float" office:value="615.3" calcext:value-type="float">
            <text:p>615,30</text:p>
          </table:table-cell>
          <table:table-cell/>
          <table:table-cell table:style-name="ce5" office:value-type="string" calcext:value-type="string">
            <text:p>A la fin de l'année 36 les intérêts annuels sont de : 1024.74 euros</text:p>
          </table:table-cell>
          <table:table-cell table:style-name="ce5" table:number-columns-repeated="4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style-name="ce2" table:formula="of:=[.B37]-1200" office:value-type="float" office:value="367980" calcext:value-type="float">
            <text:p>367980</text:p>
          </table:table-cell>
          <table:table-cell table:formula="of:=[.B38]*2%/12" office:value-type="float" office:value="613.3" calcext:value-type="float">
            <text:p>613,30</text:p>
          </table:table-cell>
          <table:table-cell/>
          <table:table-cell table:style-name="ce5" office:value-type="string" calcext:value-type="string">
            <text:p>A la fin de l'année 37 les intérêts annuels sont de : 757.23 euros</text:p>
          </table:table-cell>
          <table:table-cell table:style-name="ce5" table:number-columns-repeated="4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style-name="ce2" table:formula="of:=[.B38]-1200" office:value-type="float" office:value="366780" calcext:value-type="float">
            <text:p>366780</text:p>
          </table:table-cell>
          <table:table-cell table:formula="of:=[.B39]*2%/12" office:value-type="float" office:value="611.3" calcext:value-type="float">
            <text:p>611,30</text:p>
          </table:table-cell>
          <table:table-cell/>
          <table:table-cell table:style-name="ce5" office:value-type="string" calcext:value-type="string">
            <text:p>A la fin de l'année 38 les intérêts annuels sont de : 484.38 euros</text:p>
          </table:table-cell>
          <table:table-cell table:style-name="ce5" table:number-columns-repeated="4"/>
        </table:table-row>
        <table:table-row table:style-name="ro1">
          <table:table-cell office:value-type="string" calcext:value-type="string">
            <text:p>total an 3</text:p>
          </table:table-cell>
          <table:table-cell table:style-name="ce1"/>
          <table:table-cell/>
          <table:table-cell table:formula="of:=SUM([.C28:.C39])" office:value-type="float" office:value="7467.6" calcext:value-type="float">
            <text:p>7 467,60</text:p>
          </table:table-cell>
          <table:table-cell table:style-name="ce5" office:value-type="string" calcext:value-type="string">
            <text:p>A la fin de l'année 39 les intérêts annuels sont de : 206.07 euros</text:p>
          </table:table-cell>
          <table:table-cell table:style-name="ce5" table:number-columns-repeated="4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formula="of:=[.B39]+[.D40]" office:value-type="float" office:value="374247.6" calcext:value-type="float">
            <text:p>374247,6</text:p>
          </table:table-cell>
          <table:table-cell table:formula="of:=[.B41]*2%/12" office:value-type="float" office:value="623.746" calcext:value-type="float">
            <text:p>623,75</text:p>
          </table:table-cell>
          <table:table-cell/>
          <table:table-cell table:style-name="ce5" office:value-type="string" calcext:value-type="string">
            <text:p>A la fin de l'année 40 les intérêts annuels sont de : -5.81 euros</text:p>
          </table:table-cell>
          <table:table-cell table:style-name="ce5" table:number-columns-repeated="4"/>
        </table:table-row>
        <table:table-row table:style-name="ro1">
          <table:table-cell table:formula="of:=[.A41]+1" office:value-type="float" office:value="38" calcext:value-type="float">
            <text:p>38</text:p>
          </table:table-cell>
          <table:table-cell table:formula="of:=[.B41]-1200" office:value-type="float" office:value="373047.6" calcext:value-type="float">
            <text:p>373047,6</text:p>
          </table:table-cell>
          <table:table-cell table:formula="of:=[.B42]*2%/12" office:value-type="float" office:value="621.746" calcext:value-type="float">
            <text:p>621,75</text:p>
          </table:table-cell>
          <table:table-cell/>
          <table:table-cell table:style-name="ce5" table:formula="of:========================================================" office:value-type="string" office:string-value="" calcext:value-type="error">
            <text:p>Err :510</text:p>
          </table:table-cell>
          <table:table-cell table:style-name="ce5" table:number-columns-repeated="4"/>
        </table:table-row>
        <table:table-row table:style-name="ro1">
          <table:table-cell table:formula="of:=[.A42]+1" office:value-type="float" office:value="39" calcext:value-type="float">
            <text:p>39</text:p>
          </table:table-cell>
          <table:table-cell table:formula="of:=[.B42]-1200" office:value-type="float" office:value="371847.6" calcext:value-type="float">
            <text:p>371847,6</text:p>
          </table:table-cell>
          <table:table-cell table:formula="of:=[.B43]*2%/12" office:value-type="float" office:value="619.746" calcext:value-type="float">
            <text:p>619,75</text:p>
          </table:table-cell>
          <table:table-cell/>
          <table:table-cell table:style-name="ce5" office:value-type="string" calcext:value-type="string">
            <text:p>Intérets totaux accumulés : 172103.54 euros</text:p>
          </table:table-cell>
          <table:table-cell table:style-name="ce5" table:number-columns-repeated="4"/>
        </table:table-row>
        <table:table-row table:style-name="ro1">
          <table:table-cell table:formula="of:=[.A43]+1" office:value-type="float" office:value="40" calcext:value-type="float">
            <text:p>40</text:p>
          </table:table-cell>
          <table:table-cell table:formula="of:=[.B43]-1200" office:value-type="float" office:value="370647.6" calcext:value-type="float">
            <text:p>370647,6</text:p>
          </table:table-cell>
          <table:table-cell table:formula="of:=[.B44]*2%/12" office:value-type="float" office:value="617.746" calcext:value-type="float">
            <text:p>617,75</text:p>
          </table:table-cell>
          <table:table-cell/>
          <table:table-cell table:style-name="ce5" table:number-columns-repeated="5"/>
        </table:table-row>
        <table:table-row table:style-name="ro1">
          <table:table-cell table:formula="of:=[.A44]+1" office:value-type="float" office:value="41" calcext:value-type="float">
            <text:p>41</text:p>
          </table:table-cell>
          <table:table-cell table:formula="of:=[.B44]-1200" office:value-type="float" office:value="369447.6" calcext:value-type="float">
            <text:p>369447,6</text:p>
          </table:table-cell>
          <table:table-cell table:formula="of:=[.B45]*2%/12" office:value-type="float" office:value="615.746" calcext:value-type="float">
            <text:p>615,75</text:p>
          </table:table-cell>
          <table:table-cell/>
          <table:table-cell table:style-name="ce5" office:value-type="string" calcext:value-type="string">
            <text:p>Nombre d'années avant épuisement complet du capital : 40</text:p>
          </table:table-cell>
          <table:table-cell table:style-name="ce5" table:number-columns-repeated="4"/>
        </table:table-row>
        <table:table-row table:style-name="ro1">
          <table:table-cell table:formula="of:=[.A45]+1" office:value-type="float" office:value="42" calcext:value-type="float">
            <text:p>42</text:p>
          </table:table-cell>
          <table:table-cell table:formula="of:=[.B45]-1200" office:value-type="float" office:value="368247.6" calcext:value-type="float">
            <text:p>368247,6</text:p>
          </table:table-cell>
          <table:table-cell table:formula="of:=[.B46]*2%/12" office:value-type="float" office:value="613.746" calcext:value-type="float">
            <text:p>613,75</text:p>
          </table:table-cell>
          <table:table-cell/>
          <table:table-cell table:formula="of:===============================================================" office:value-type="string" office:string-value="" calcext:value-type="error">
            <text:p>Err :510</text:p>
          </table:table-cell>
          <table:table-cell table:number-columns-repeated="4"/>
        </table:table-row>
        <table:table-row table:style-name="ro1">
          <table:table-cell table:formula="of:=[.A46]+1" office:value-type="float" office:value="43" calcext:value-type="float">
            <text:p>43</text:p>
          </table:table-cell>
          <table:table-cell table:formula="of:=[.B46]-1200" office:value-type="float" office:value="367047.6" calcext:value-type="float">
            <text:p>367047,6</text:p>
          </table:table-cell>
          <table:table-cell table:formula="of:=[.B47]*2%/12" office:value-type="float" office:value="611.746" calcext:value-type="float">
            <text:p>611,75</text:p>
          </table:table-cell>
          <table:table-cell table:number-columns-repeated="6"/>
        </table:table-row>
        <table:table-row table:style-name="ro1">
          <table:table-cell table:formula="of:=[.A47]+1" office:value-type="float" office:value="44" calcext:value-type="float">
            <text:p>44</text:p>
          </table:table-cell>
          <table:table-cell table:formula="of:=[.B47]-1200" office:value-type="float" office:value="365847.6" calcext:value-type="float">
            <text:p>365847,6</text:p>
          </table:table-cell>
          <table:table-cell table:formula="of:=[.B48]*2%/12" office:value-type="float" office:value="609.746" calcext:value-type="float">
            <text:p>609,75</text:p>
          </table:table-cell>
          <table:table-cell table:number-columns-repeated="6"/>
        </table:table-row>
        <table:table-row table:style-name="ro1">
          <table:table-cell table:formula="of:=[.A48]+1" office:value-type="float" office:value="45" calcext:value-type="float">
            <text:p>45</text:p>
          </table:table-cell>
          <table:table-cell table:formula="of:=[.B48]-1200" office:value-type="float" office:value="364647.6" calcext:value-type="float">
            <text:p>364647,6</text:p>
          </table:table-cell>
          <table:table-cell table:formula="of:=[.B49]*2%/12" office:value-type="float" office:value="607.746" calcext:value-type="float">
            <text:p>607,75</text:p>
          </table:table-cell>
          <table:table-cell table:number-columns-repeated="6"/>
        </table:table-row>
        <table:table-row table:style-name="ro1">
          <table:table-cell table:formula="of:=[.A49]+1" office:value-type="float" office:value="46" calcext:value-type="float">
            <text:p>46</text:p>
          </table:table-cell>
          <table:table-cell table:formula="of:=[.B49]-1200" office:value-type="float" office:value="363447.6" calcext:value-type="float">
            <text:p>363447,6</text:p>
          </table:table-cell>
          <table:table-cell table:formula="of:=[.B50]*2%/12" office:value-type="float" office:value="605.746" calcext:value-type="float">
            <text:p>605,75</text:p>
          </table:table-cell>
          <table:table-cell table:number-columns-repeated="6"/>
        </table:table-row>
        <table:table-row table:style-name="ro1">
          <table:table-cell table:formula="of:=[.A50]+1" office:value-type="float" office:value="47" calcext:value-type="float">
            <text:p>47</text:p>
          </table:table-cell>
          <table:table-cell table:formula="of:=[.B50]-1200" office:value-type="float" office:value="362247.6" calcext:value-type="float">
            <text:p>362247,6</text:p>
          </table:table-cell>
          <table:table-cell table:formula="of:=[.B51]*2%/12" office:value-type="float" office:value="603.746" calcext:value-type="float">
            <text:p>603,75</text:p>
          </table:table-cell>
          <table:table-cell table:number-columns-repeated="6"/>
        </table:table-row>
        <table:table-row table:style-name="ro1">
          <table:table-cell table:formula="of:=[.A51]+1" office:value-type="float" office:value="48" calcext:value-type="float">
            <text:p>48</text:p>
          </table:table-cell>
          <table:table-cell table:formula="of:=[.B51]-1200" office:value-type="float" office:value="361047.6" calcext:value-type="float">
            <text:p>361047,6</text:p>
          </table:table-cell>
          <table:table-cell table:formula="of:=[.B52]*2%/12" office:value-type="float" office:value="601.746" calcext:value-type="float">
            <text:p>601,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an 4</text:p>
          </table:table-cell>
          <table:table-cell table:number-columns-repeated="2"/>
          <table:table-cell table:formula="of:=SUM([.C41:.C52])" office:value-type="float" office:value="7352.952" calcext:value-type="float">
            <text:p>7 352,95</text:p>
          </table:table-cell>
          <table:table-cell table:number-columns-repeated="5"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23:03:06.815372234</meta:creation-date>
    <dc:date>2025-03-13T23:28:42.966460271</dc:date>
    <meta:editing-duration>PT3M38S</meta:editing-duration>
    <meta:editing-cycles>2</meta:editing-cycles>
    <meta:generator>LibreOffice/24.8.5.2$Linux_X86_64 LibreOffice_project/27b361b745d0ea8f99bc93dfcb7a39098dfa5fff</meta:generator>
    <meta:print-date>2025-03-13T23:28:34.387240745</meta:print-date>
    <meta:document-statistic meta:table-count="1" meta:cell-count="199" meta:object-count="0"/>
  </office:meta>
</office:document-meta>
</file>